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C00000040B04BEE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xmlns:officeooo="http://openoffice.org/2009/office">
  <office:scripts/>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Bloque_20_3">
      <style:paragraph-properties fo:margin-left="0cm" fo:margin-right="0cm" fo:margin-top="0cm" fo:margin-bottom="0cm" fo:text-align="end" style:justify-single-word="false" fo:text-indent="0cm" style:auto-text-indent="false">
        <style:tab-stops/>
      </style:paragraph-properties>
      <style:text-properties style:font-name="FreeSans" style:font-size-asian="10.5pt"/>
    </style:style>
    <style:style style:name="P3" style:family="paragraph" style:parent-style-name="Heading_20_4">
      <style:paragraph-properties fo:margin-left="0cm" fo:margin-right="0cm" fo:text-indent="0cm" style:auto-text-indent="false"/>
    </style:style>
    <style:style style:name="P4"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5" style:family="paragraph" style:parent-style-name="Standard">
      <style:text-properties fo:font-size="8pt" fo:language="es" fo:country="VE" fo:font-weight="bold" style:font-size-asian="8pt" style:font-weight-asian="bold" style:font-size-complex="8pt" style:font-weight-complex="bold"/>
    </style:style>
    <style:style style:name="P6"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7" style:family="paragraph" style:parent-style-name="Standard">
      <style:text-properties fo:font-size="8pt" style:font-size-asian="8pt" style:font-size-complex="8pt"/>
    </style:style>
    <style:style style:name="P8" style:family="paragraph" style:parent-style-name="Standard">
      <style:paragraph-properties fo:text-align="center" style:justify-single-word="false"/>
      <style:text-properties fo:font-size="8pt" style:font-size-asian="8pt" style:font-size-complex="8pt"/>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ab-stops>
          <style:tab-stop style:position="0.489cm"/>
        </style:tab-stops>
      </style:paragraph-properties>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font-name="FreeSans3"/>
    </style:style>
    <style:style style:name="P15" style:family="paragraph" style:parent-style-name="Text_20_body">
      <style:text-properties fo:font-weight="normal" style:font-weight-asian="normal" style:font-weight-complex="normal"/>
    </style:style>
    <style:style style:name="P16" style:family="paragraph" style:parent-style-name="Heading_20_2">
      <style:paragraph-properties fo:break-before="page"/>
    </style:style>
    <style:style style:name="P17" style:family="paragraph" style:parent-style-name="Heading_20_1">
      <style:paragraph-properties fo:break-before="page"/>
    </style:style>
    <style:style style:name="P18" style:family="paragraph" style:parent-style-name="Heading_20_3">
      <style:paragraph-properties fo:break-before="page"/>
    </style:style>
    <style:style style:name="P19" style:family="paragraph" style:parent-style-name="Codigo" style:master-page-name="">
      <style:paragraph-properties fo:margin-left="0.499cm" fo:margin-right="0.499cm" fo:margin-top="0cm" fo:margin-bottom="0cm" fo:line-height="100%"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style>
    <style:style style:name="P20" style:family="paragraph" style:parent-style-name="Codigo">
      <style:paragraph-properties fo:margin-left="0.499cm" fo:margin-right="0.499cm" fo:margin-top="0cm" fo:margin-bottom="0cm" fo:line-height="100%" fo:text-align="start"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21" style:family="paragraph" style:parent-style-name="Text_20_body">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22" style:family="paragraph" style:parent-style-name="Codigo" style:master-page-name="">
      <style:paragraph-properties fo:margin-top="0cm" fo:margin-bottom="0cm" fo:text-align="start" style:justify-single-word="false" style:register-true="true" style:page-number="auto" fo:break-before="page">
        <style:tab-stops/>
        <style:drop-cap/>
      </style:paragraph-properties>
      <style:text-properties fo:font-size="8pt" fo:font-weight="normal" style:font-size-asian="8pt" style:font-weight-asian="normal" style:font-size-complex="8pt" style:font-weight-complex="normal"/>
    </style:style>
    <style:style style:name="P23" style:family="paragraph" style:parent-style-name="Codigo">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24" style:family="paragraph" style:parent-style-name="Heading_20_3">
      <style:text-properties fo:font-weight="bold" style:font-weight-asian="bold" style:font-weight-complex="bold"/>
    </style:style>
    <style:style style:name="P25" style:family="paragraph" style:parent-style-name="Heading_20_3">
      <style:text-properties style:font-name="FreeSans3"/>
    </style:style>
    <style:style style:name="P26" style:family="paragraph" style:parent-style-name="Heading_20_2">
      <style:text-properties fo:font-weight="bold" style:font-weight-asian="bold" style:font-weight-complex="bold"/>
    </style:style>
    <style:style style:name="P27" style:family="paragraph" style:parent-style-name="Codigo">
      <style:text-properties fo:font-weight="normal" style:font-weight-asian="normal" style:font-weight-complex="normal"/>
    </style:style>
    <style:style style:name="P28" style:family="paragraph" style:parent-style-name="Codigo">
      <style:text-properties fo:font-size="12pt" style:font-size-asian="12pt" style:font-size-complex="12pt"/>
    </style:style>
    <style:style style:name="P29" style:family="paragraph" style:parent-style-name="Codigo">
      <style:text-properties fo:font-size="12pt" fo:font-weight="bold" style:font-size-asian="12pt" style:font-weight-asian="bold" style:font-size-complex="12pt" style:font-weight-complex="bold"/>
    </style:style>
    <style:style style:name="P30" style:family="paragraph" style:parent-style-name="Codigo">
      <style:text-properties fo:font-weight="bold" style:font-weight-asian="bold" style:font-weight-complex="bold"/>
    </style:style>
    <style:style style:name="P31" style:family="paragraph" style:parent-style-name="Title">
      <style:text-properties style:font-name="FreeSans3" fo:language="es" fo:country="VE" style:language-asian="es" style:country-asian="ES" style:language-complex="ar" style:country-complex="SA"/>
    </style:style>
    <style:style style:name="P32"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33" style:family="paragraph" style:parent-style-name="Text_20_body" style:list-style-name="L1">
      <style:paragraph-properties>
        <style:tab-stops>
          <style:tab-stop style:position="0.499cm"/>
        </style:tab-stops>
      </style:paragraph-properties>
    </style:style>
    <style:style style:name="P34" style:family="paragraph" style:parent-style-name="Text_20_body" style:list-style-name="L2">
      <style:paragraph-properties fo:text-align="justify" style:justify-single-word="false"/>
    </style:style>
    <style:style style:name="P35" style:family="paragraph" style:parent-style-name="Text_20_body" style:list-style-name="L3">
      <style:paragraph-properties fo:line-height="100%" fo:text-align="justify" style:justify-single-word="false"/>
    </style:style>
    <style:style style:name="P36" style:family="paragraph" style:parent-style-name="Text_20_body" style:list-style-name="L4">
      <style:paragraph-properties fo:line-height="100%" fo:text-align="justify" style:justify-single-word="false"/>
    </style:style>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text-properties fo:font-weight="normal" style:font-weight-asian="normal" style:font-weight-complex="normal"/>
    </style:style>
    <style:style style:name="P41" style:family="paragraph" style:parent-style-name="Text_20_body" style:list-style-name="Numbering_20_2"/>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Heading_20_1">
      <style:paragraph-properties fo:break-before="page"/>
    </style:style>
    <style:style style:name="P45" style:family="paragraph" style:parent-style-name="Heading_20_4">
      <style:paragraph-properties fo:break-before="page"/>
    </style:style>
    <style:style style:name="P46" style:family="paragraph" style:parent-style-name="Contents_20_2">
      <style:paragraph-properties>
        <style:tab-stops>
          <style:tab-stop style:position="17.09cm" style:type="right" style:leader-style="dotted" style:leader-text="."/>
        </style:tab-stops>
      </style:paragraph-properties>
    </style:style>
    <style:style style:name="P47" style:family="paragraph" style:parent-style-name="Bloque_20_1" style:list-style-name="List_20_1"/>
    <style:style style:name="P48" style:family="paragraph" style:parent-style-name="Illustration_20_Index_20_Heading">
      <style:paragraph-properties fo:break-before="page"/>
    </style:style>
    <style:style style:name="P49" style:family="paragraph" style:parent-style-name="Contents_20_3">
      <style:paragraph-properties>
        <style:tab-stops>
          <style:tab-stop style:position="16.591cm" style:type="right" style:leader-style="dotted" style:leader-text="."/>
        </style:tab-stops>
      </style:paragraph-properties>
    </style:style>
    <style:style style:name="P50" style:family="paragraph" style:parent-style-name="Codigo">
      <style:paragraph-properties fo:margin-left="0.499cm" fo:margin-right="0.499cm" fo:margin-top="0cm" fo:margin-bottom="0cm" fo:line-height="100%" fo:text-align="start"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51" style:family="paragraph" style:parent-style-name="Codigo"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52" style:family="paragraph" style:parent-style-name="Contents_20_4">
      <style:paragraph-properties>
        <style:tab-stops>
          <style:tab-stop style:position="16.092cm" style:type="right" style:leader-style="dotted" style:leader-text="."/>
        </style:tab-stops>
      </style:paragraph-properties>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officeooo:rsid="00077bef"/>
    </style:style>
    <style:style style:name="T5" style:family="text">
      <style:text-properties fo:font-weight="bold" style:font-weight-asian="bold" style:font-weight-complex="bold"/>
    </style:style>
    <style:style style:name="T6" style:family="text">
      <style:text-properties style:font-name="FreeSans3"/>
    </style:style>
    <style:style style:name="T7" style:family="text">
      <style:text-properties style:font-name="FreeSans3" fo:font-size="11pt" style:font-size-asian="11pt" style:font-size-complex="11pt"/>
    </style:style>
    <style:style style:name="T8" style:family="text">
      <style:text-properties style:font-name="FreeSans3" fo:font-size="12pt" style:font-size-asian="12pt" style:font-size-complex="12pt"/>
    </style:style>
    <style:style style:name="T9" style:family="text">
      <style:text-properties style:font-name="FreeSans3" fo:font-weight="bold" style:font-weight-asian="bold" style:font-weight-complex="bold"/>
    </style:style>
    <style:style style:name="T10" style:family="text">
      <style:text-properties style:text-underline-style="none"/>
    </style:style>
    <style:style style:name="T11" style:family="text">
      <style:text-properties style:font-name="Currirer" fo:font-size="12pt" style:font-size-asian="10.5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9">Ministerio del Poder Popular para<text:line-break/>Ciencia, Tecnología e Industrias Intermedias</text:p>
      <text:p text:style-name="P9">Centro Nacional de Tecnologías de Información</text:p>
      <text:p text:style-name="P9"/>
      <text:p text:style-name="P9"/>
      <text:p text:style-name="P9"/>
      <text:p text:style-name="P9"/>
      <text:p text:style-name="P9"/>
      <text:p text:style-name="P9"/>
      <text:p text:style-name="P9"/>
      <text:p text:style-name="P9"/>
      <text:p text:style-name="P9"/>
      <text:p text:style-name="P10"/>
      <text:p text:style-name="P9"><text:subject>Sistema Para la Automatización del Protocolo de Prueba de Portales de Internet</text:subject></text:p>
      <text:p text:style-name="P9"/>
      <text:p text:style-name="P9"/>
      <text:p text:style-name="P31"><text:title>Manual de Instalación del Sistema Para la Automatización del Protocolo de Prueba de Portales de Internet</text:title></text:p>
      <text:p text:style-name="P9"/>
      <text:p text:style-name="P9"/>
      <text:p text:style-name="P9"/>
      <text:p text:style-name="P9"/>
      <text:p text:style-name="P9"/>
      <text:p text:style-name="P9"/>
      <text:p text:style-name="P9"/>
      <text:p text:style-name="P9"/>
      <text:p text:style-name="P9"/>
      <text:p text:style-name="P9">Gerencia de Capacitación Tecnológica</text:p>
      <text:p text:style-name="P9">Oficina de Transferencia Tecnológica</text:p>
      <text:p text:style-name="P9"><text:date style:data-style-name="N37" text:date-value="2010-09-09T06:47:26.95" text:fixed="true">09/09/10</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2">Índice de contenido</text:p>
          </text:index-title>
          <text:p text:style-name="P43">1 <text:s text:c="2"/>Objetivo General<text:tab/>7</text:p>
          <text:p text:style-name="P46">1.1 <text:s text:c="2"/>Audiencia<text:tab/>7</text:p>
          <text:p text:style-name="P46">1.2 <text:s text:c="2"/>Objetivos del aprendizaje<text:tab/>7</text:p>
          <text:p text:style-name="P43">2 <text:s text:c="2"/>Acrónimos y definición de términos<text:tab/>8</text:p>
          <text:p text:style-name="P46">2.1 <text:s text:c="2"/>Aptitude<text:tab/>8</text:p>
          <text:p text:style-name="P46">2.2 <text:s text:c="2"/>Build-essential<text:tab/>8</text:p>
          <text:p text:style-name="P46">2.3 <text:s text:c="2"/>Catalyst<text:tab/>8</text:p>
          <text:p text:style-name="P46">2.4 <text:s text:c="2"/>CPAN: <text:tab/>8</text:p>
          <text:p text:style-name="P43">3 <text:s text:c="2"/>Introducción<text:tab/>9</text:p>
          <text:p text:style-name="P46">3.1 <text:s text:c="2"/>Resumen<text:tab/>9</text:p>
          <text:p text:style-name="P43">4 <text:s text:c="2"/>Requerimientos<text:tab/>10</text:p>
          <text:p text:style-name="P43">5 <text:s text:c="2"/>Instalación<text:tab/>11</text:p>
          <text:p text:style-name="P46">5.1 <text:s text:c="2"/>Instalar los paquetes Debian necesarios. <text:tab/>11</text:p>
          <text:p text:style-name="P46">5.2 <text:s text:c="2"/>Configuración de las locales del sistema. <text:tab/>11</text:p>
          <text:p text:style-name="P46">5.3 <text:s text:c="2"/>Instalar los paquetes para el soporte de LaTeX. <text:tab/>11</text:p>
          <text:p text:style-name="P46">5.4 <text:s text:c="2"/>Obtener el código fuente<text:tab/>12</text:p>
          <text:p text:style-name="P49">5.4.1 <text:s text:c="2"/>Posibles errores<text:tab/>12</text:p>
          <text:p text:style-name="P52">1Causa: <text:tab/>12</text:p>
          <text:p text:style-name="P52">2Solución: <text:tab/>12</text:p>
          <text:p text:style-name="P46">5.5 <text:s text:c="2"/>Crear una rama Desarrollo local<text:tab/>13</text:p>
          <text:p text:style-name="P49">5.5.1 <text:s text:c="2"/>Comando: Entrar en la carpeta /opt/CNTI-14-09<text:tab/>13</text:p>
          <text:p text:style-name="P49"><text:soft-page-break/>5.5.2 <text:s text:c="2"/>Comando: Crear la rama local Desarrollo<text:tab/>13</text:p>
          <text:p text:style-name="P49">5.5.3 <text:s text:c="2"/>Comando: Verificar que exista la rama Desarrollo<text:tab/>13</text:p>
          <text:p text:style-name="P49">5.5.4 <text:s text:c="2"/>Comando: Cambiarse a la rama Desarrollo<text:tab/>13</text:p>
          <text:p text:style-name="P46">5.6 <text:s text:c="2"/>Instalar las librerías de Perl requeridas por la aplicación.<text:tab/>14</text:p>
          <text:p text:style-name="P49">5.6.1 <text:s text:c="2"/>Instalar local::lib. <text:tab/>14</text:p>
          <text:p text:style-name="P49">5.6.2 <text:s text:c="2"/>Descargar el conjunto de librerías de Perl necesarias. <text:tab/>14</text:p>
          <text:p text:style-name="P49">5.6.3 <text:s text:c="2"/>Descomprimir las librerías. <text:tab/>14</text:p>
          <text:p text:style-name="P49">5.6.4 <text:s text:c="2"/>Ejecutar local::lib<text:tab/>14</text:p>
          <text:p text:style-name="P49">5.6.5 <text:s text:c="2"/>Probar las dependencias<text:tab/>14</text:p>
          <text:p text:style-name="P43">6 <text:s text:c="2"/>Configuración de la Base de Datos. <text:tab/>18</text:p>
          <text:p text:style-name="P46">6.1 <text:s text:c="2"/>Instalar el servidor de base de datos. <text:tab/>18</text:p>
          <text:p text:style-name="P46">6.2 <text:s text:c="2"/>Configuración del servidor de base de datos. <text:tab/>18</text:p>
          <text:p text:style-name="P49">6.2.1 <text:s text:c="2"/>Verifique que el servidor esta escuchando en todas las interfaces.<text:tab/>18</text:p>
          <text:p text:style-name="P49">6.2.2 <text:s text:c="2"/>Reinicie el servidor<text:tab/>18</text:p>
          <text:p text:style-name="P49">6.2.3 <text:s text:c="2"/>Permitir que el usuario admin se autentique. <text:tab/>19</text:p>
          <text:p text:style-name="P52">1Editar el archivo /etc/postgresql/8.3/main/pg_hba.conf<text:tab/>19</text:p>
          <text:p text:style-name="P52">2Agregar la siguiente entrada, preferiblemente al final del archivo. <text:tab/>19</text:p>
          <text:p text:style-name="P52">3Acerca de los valores. <text:tab/>19</text:p>
          <text:p text:style-name="P46">6.3 <text:s text:c="2"/>Crear la base de datos. <text:tab/>20</text:p>
          <text:p text:style-name="P49">6.3.1 <text:s text:c="2"/>Iniciar sesión con el usuario postgres<text:tab/>20</text:p>
          <text:p text:style-name="P49">6.3.2 <text:s text:c="2"/>Crear el usuario<text:tab/>20</text:p>
          <text:p text:style-name="P49">6.3.3 <text:s text:c="2"/>Crear la base de datos. <text:tab/>20</text:p>
          <text:p text:style-name="P49"><text:soft-page-break/>6.3.4 <text:s text:c="2"/>Cargar la base de datos. <text:tab/>21</text:p>
          <text:p text:style-name="P52">1Entramos a la carpeta CNTI-14-09/BD <text:tab/>21</text:p>
          <text:p text:style-name="P52">2Cargamos validador.sql usando psql. <text:tab/>21</text:p>
          <text:p text:style-name="P43">7 <text:s text:c="2"/>Configuración de OpenLDAP.<text:tab/>22</text:p>
          <text:p text:style-name="P46">7.1 <text:s text:c="2"/>Instalación y configuración<text:tab/>22</text:p>
          <text:p text:style-name="P49">7.1.1 <text:s text:c="2"/>Instalar el servidor LDAP. <text:tab/>22</text:p>
          <text:p text:style-name="P49">7.1.2 <text:s text:c="2"/>Cargar el árbol y el fichero de configuración proporcionados. <text:tab/>22</text:p>
          <text:p text:style-name="P52">1Detener el servicio slapd<text:tab/>22</text:p>
          <text:p text:style-name="P52">2Copiar el archivo de configuración de slapd. <text:tab/>23</text:p>
          <text:p text:style-name="P52">3Cargar el árbol.<text:tab/>23</text:p>
          <text:p text:style-name="P52">4Indexar<text:tab/>23</text:p>
          <text:p text:style-name="P52">5Establecer los permisos<text:tab/>23</text:p>
          <text:p text:style-name="P52">6Iniciar el servicio slapd. <text:tab/>23</text:p>
          <text:p text:style-name="P49">7.1.3 <text:s text:c="2"/>Probar y verificar que los datos están en su lugar. <text:tab/>24</text:p>
          <text:p text:style-name="P52">1Verificar que el usuario ucnti existe.<text:tab/>24</text:p>
          <text:p text:style-name="P52">2Verificar que el rol Administrador existe. <text:tab/>25</text:p>
          <text:p text:style-name="P52">3Verificar que el rol AuditorJefe existe. <text:tab/>26</text:p>
          <text:p text:style-name="P52">4Verificar que el rol Auditor existe. <text:tab/>27</text:p>
          <text:p text:style-name="P43">8 <text:s text:c="2"/>Configurar el Sistema<text:tab/>28</text:p>
          <text:p text:style-name="P46">8.1 <text:s text:c="3"/>Configurar la conexión a la base de datos. <text:tab/>28</text:p>
          <text:p text:style-name="P49">8.1.1 <text:s text:c="2"/>Atributos importantes<text:tab/>28</text:p>
          <text:p text:style-name="P52">1User:<text:tab/>28</text:p>
          <text:p text:style-name="P52"><text:soft-page-break/>2Password: <text:tab/>29</text:p>
          <text:p text:style-name="P52">3Host:<text:tab/>29</text:p>
          <text:p text:style-name="P46">8.2 <text:s text:c="2"/>Configurar la conexión a LDAP<text:tab/>29</text:p>
          <text:p text:style-name="P49">8.2.1 <text:s text:c="2"/>Configurar la autenticación LDAP<text:tab/>29</text:p>
          <text:p text:style-name="P52">1ldap_server <text:s/>(linea 50)<text:tab/>29</text:p>
          <text:p text:style-name="P52">2binddn (linea 53)<text:tab/>29</text:p>
          <text:p text:style-name="P52">3bindpw <text:s/>(linea 54)<text:tab/>29</text:p>
          <text:p text:style-name="P49">8.2.2 <text:s text:c="2"/>Configurar la modelo LDAP. <text:tab/>30</text:p>
          <text:p text:style-name="P52">1host (linea 17)<text:tab/>30</text:p>
          <text:p text:style-name="P52">2dn (linea 21)<text:tab/>30</text:p>
          <text:p text:style-name="P52">3password (linea 22)<text:tab/>30</text:p>
          <text:p text:style-name="P43">9 <text:s text:c="2"/>Iniciar el sistema. <text:tab/>31</text:p>
          <text:p text:style-name="P46">9.1 <text:s text:c="2"/>Ejecutar local::lib <text:tab/>31</text:p>
          <text:p text:style-name="P46">9.2 <text:s text:c="2"/>Iniciar el sistema<text:tab/>31</text:p>
          <text:p text:style-name="P49">9.2.1 <text:s text:c="2"/>Entramos a la carpeta donde se encuentra código del sistema. <text:tab/>31</text:p>
          <text:p text:style-name="P49">9.2.2 <text:s text:c="2"/>Iniciamos el servidor. <text:tab/>31</text:p>
          <text:p text:style-name="P43">10 <text:s text:c="2"/>Conclusiones y Recomendaciones<text:tab/>32</text:p>
          <text:p text:style-name="P43">11 <text:s text:c="2"/>Referencias<text:tab/>33</text:p>
        </text:index-body>
      </text:table-of-content>
      <text:p text:style-name="P9"/>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8">Índice de ilustraciones</text:p>
          </text:index-title>
        </text:index-body>
      </text:illustration-index>
      <text:p text:style-name="P9"/>
      <text:h text:style-name="P17" text:outline-level="1">Objetivo General</text:h>
      <text:p text:style-name="P12">Instalar correctamente el Sistema para la Automatización del Protocolo de Prueba de Portales de Internet.</text:p>
      <text:p text:style-name="P12"/>
      <text:h text:style-name="Heading_20_2" text:outline-level="2">Audiencia</text:h>
      <text:p text:style-name="Text_20_body">Este documento esta dirigido al usuario administrador del sistema. </text:p>
      <text:p text:style-name="Text_20_body"/>
      <text:h text:style-name="Heading_20_2" text:outline-level="2">Objetivos del aprendizaje</text:h>
      <text:list text:style-name="L1">
        <text:list-item>
          <text:p text:style-name="P33">Instalar y configurar el servidor de base de datos</text:p>
        </text:list-item>
        <text:list-item>
          <text:p text:style-name="P33">Instalar y configurar el servidor LDAP.</text:p>
        </text:list-item>
        <text:list-item>
          <text:p text:style-name="P33">Instalar las herramientas necesarias para obtener el código fuente del sistema.</text:p>
        </text:list-item>
        <text:list-item>
          <text:p text:style-name="P33">Descargar el código fuente del sistema.</text:p>
        </text:list-item>
        <text:list-item>
          <text:p text:style-name="P33">Instalar los paquetes de Debian necesarios para satisfacer las dependencias.</text:p>
        </text:list-item>
        <text:list-item>
          <text:p text:style-name="P33">Descargar, compilar e instalar las librerías que satisfacen las dependencias del sistema. </text:p>
        </text:list-item>
        <text:list-item>
          <text:p text:style-name="P33">Cargar el árbol LDAP inicial que contiene las ramas necesarias para el correcto funcionamiento del sistema.</text:p>
        </text:list-item>
        <text:list-item>
          <text:p text:style-name="P33">Configurar los parámetros de conexión a base de datos.</text:p>
        </text:list-item>
        <text:list-item>
          <text:p text:style-name="P33">Configurar los parámetros de conexión a LDAP. </text:p>
        </text:list-item>
        <text:list-item>
          <text:p text:style-name="P33">Configurar los parámetros de conexión al WebService de la W3C</text:p>
        </text:list-item>
      </text:list>
      <text:p text:style-name="Text_20_body"/>
      <text:h text:style-name="P17" text:outline-level="1">Acrónimos y definición de términos</text:h>
      <text:h text:style-name="P26" text:outline-level="2">Aptitude</text:h>
      <text:p text:style-name="Text_20_body">Es una interfaz denominada Advanced Packaging Tool ó Herramienta Avanzada de Empaquetado (APT). Esta herramienta muestra una lista de paquetes de software y permite al usuario elegir de modo interactivo las aplicaciones que el usuario desea instalar o eliminar.</text:p>
      <text:p text:style-name="P13"/>
      <text:h text:style-name="P26" text:outline-level="2">Build-essential</text:h>
      <text:p text:style-name="Text_20_body">Este paquete contiene una lista informativa de los paquetes considerados esenciales para la creación de paquetes Debian, también es utilizado para compilar módulos y programas de Comprehensive Perl Archive Network de sus siglas en inglés (CPAN).</text:p>
      <text:p text:style-name="Text_20_body"/>
      <text:h text:style-name="P26" text:outline-level="2">Catalyst</text:h>
      <text:p text:style-name="Text_20_body">Es una estructura de código libre para aplicaciones web escrito en el lenguaje <text:span text:style-name="T5">Perl</text:span>. Soporta la arquitectura Modelo Vista Controlador (MVC), así como soporta algunos patrones web experimentales. Está altamente inspirado en Ruby on Rails, Maypole y Spring.</text:p>
      <text:p text:style-name="P13"/>
      <text:h text:style-name="P26" text:outline-level="2">CPAN: </text:h>
      <text:p text:style-name="Text_20_body">Es el acrónimo de Comprehensive Perl Archive Network. Es un enorme archivo de software escrito en lenguaje <text:span text:style-name="T5">Perl</text:span>, así como de documentación sobre el mismo. Tiene presencia en la Web a través de su sitio www.cpan.org y sus 236 espejos distribuidos por todo el mundo. Actualmente, hay más de 53.000 módulos empaquetados en más de 14.000 paquetes, ofrecidos en CPAN, aportados por más de 7.000 autores. Cuenta con módulos para una amplia variedad de tareas, incluyendo matemáticas avanzadas, conectividad de bases de datos y conexión de redes. Esencialmente, todo lo que hay en CPAN está disponible de forma libre; La mayor parte del software está licenciado bajo la Licencia Artística, la GPL o ambas. Cualquiera puede subir software a CPAN vía PAUSE. </text:p>
      <text:h text:style-name="P17" text:outline-level="1">Introducción</text:h>
      <text:h text:style-name="Heading_20_2" text:outline-level="2">Resumen</text:h>
      <text:p text:style-name="P11">El desarrollo del Sistema para la Automatización del Protocolo de Prueba de Portales de Internet, está construido sobre un marco de trabajo basado en el lenguaje de programación Perl llamado Catalyst Framework.</text:p>
      <text:p text:style-name="P11"/>
      <text:p text:style-name="P11">Catalyst Framework es una estructura de código libre para aplicaciones web escrito en el lenguaje Perl. Soporta la arquitectura Modelo, Vista y Controlador (MVC), así como soporta algunos patrones web experimentales. Está altamente inspirado en Ruby on Rails, Maypole y Spring. </text:p>
      <text:p text:style-name="Text_20_body"/>
      <text:p text:style-name="P11">La forma en que Catalyst soporta la arquitectura Modelo Vista Controlador (MVC) es la siguiente: </text:p>
      <text:p text:style-name="P11"/>
      <text:list text:style-name="L2">
        <text:list-item>
          <text:p text:style-name="P34"><text:span text:style-name="T5">Modelo: </text:span>es manejada por medio de DBIx:Class, Plucene, Net::LDAP u otras clases modelo. </text:p>
        </text:list-item>
        <text:list-item>
          <text:p text:style-name="P34"><text:span text:style-name="T5">Vista:</text:span> es usualmente manejada por Template Toolkit, Mason o HTML::Template. </text:p>
        </text:list-item>
        <text:list-item>
          <text:p text:style-name="P34"><text:span text:style-name="T5">Controlador:</text:span> es escrita por el autor, por supuesto. Grandes fragmentos de funcionalidades usualmente se pueden conseguir con los plugins de Catalyst.</text:p>
        </text:list-item>
      </text:list>
      <text:p text:style-name="Bloque_20_2"/>
      <text:h text:style-name="P17" text:outline-level="1">Requerimientos</text:h>
      <text:list text:style-name="L3">
        <text:list-item>
          <text:p text:style-name="P35">Instalación básica del Sistema Operativo GNU/Linux Debian “Lenny” versión 5.0, arquitectura i386.</text:p>
        </text:list-item>
        <text:list-item>
          <text:p text:style-name="P35">Espejo local del repositorio de Debian 5.0 aka Lenny. <text:s/></text:p>
        </text:list-item>
        <text:list-item>
          <text:p text:style-name="P35">Para instalar la base de datos, necesita el servidor de base de datos PostgresSQL 8.3, que viene en el paquete postgresql-8.3 de Debian. </text:p>
        </text:list-item>
        <text:list-item>
          <text:p text:style-name="P35">Paquetes principalmente requeridos. </text:p>
        </text:list-item>
      </text:list>
      <text:list text:style-name="L4">
        <text:list-item>
          <text:list>
            <text:list-item>
              <text:p text:style-name="P36">Perl</text:p>
            </text:list-item>
            <text:list-item>
              <text:p text:style-name="P37">Build-essential</text:p>
            </text:list-item>
            <text:list-item>
              <text:p text:style-name="P37">Unzip</text:p>
            </text:list-item>
            <text:list-item>
              <text:p text:style-name="P37">Libpq-dev</text:p>
            </text:list-item>
            <text:list-item>
              <text:p text:style-name="P37">Git-core</text:p>
            </text:list-item>
            <text:list-item>
              <text:p text:style-name="P37">Postgresql</text:p>
            </text:list-item>
            <text:list-item>
              <text:p text:style-name="P37">OpenLDAP</text:p>
            </text:list-item>
            <text:list-item>
              <text:p text:style-name="P37">Libxml2-dev</text:p>
            </text:list-item>
            <text:list-item>
              <text:p text:style-name="P37">Locales</text:p>
            </text:list-item>
            <text:list-item>
              <text:p text:style-name="P37">Vim</text:p>
            </text:list-item>
          </text:list>
        </text:list-item>
      </text:list>
      <text:h text:style-name="Heading_20_1" text:outline-level="1" text:is-list-header="true" text:restart-numbering="true" text:start-value="1"/>
      <text:h text:style-name="P17" text:outline-level="1">Instalación</text:h>
      <text:h text:style-name="Heading_20_2" text:outline-level="2">Instalar los paquetes Debian necesarios. </text:h>
      <text:p text:style-name="Text_20_body">Para instalar los paquetes necesarios, debe usar la heramienta aptitude, y recuerde que debe hacer este paso como el usuario root. </text:p>
      <text:p text:style-name="Text_20_body"/>
      <text:p text:style-name="P19">covetel-server:~# aptitude install git-core build-essential <text:span text:style-name="T11">unzip</text:span> libpq-dev libxml2-dev <text:span text:style-name="T11">locales</text:span> libexpat1-dev libgd2-xpm-dev</text:p>
      <text:p text:style-name="Text_20_body"/>
      <text:h text:style-name="Heading_20_2" text:outline-level="2">Configuración de las locales del sistema. </text:h>
      <text:p text:style-name="Text_20_body">Los «locales» son un sistema para cambiar entre varios idiomas y permite a los usuarios utilizar su idioma, país, juego de caracteres, ordenación alfanumérica, etc. <text:s/>Por favor elija las siguientes locales: </text:p>
      <text:list text:style-name="L5">
        <text:list-item>
          <text:p text:style-name="P38">en_US.UTF-8 UTF-8</text:p>
        </text:list-item>
        <text:list-item>
          <text:p text:style-name="P38">es_ES.UTF-8 UTF-8</text:p>
        </text:list-item>
        <text:list-item>
          <text:p text:style-name="P38">es_VE.UTF-8 UTF-8</text:p>
        </text:list-item>
      </text:list>
      <text:p text:style-name="Text_20_body"/>
      <text:p text:style-name="Text_20_body">Por favor seleccione <text:span text:style-name="T5">es_VE.UTF-8</text:span> como idioma predeterminado de todo el sistema. </text:p>
      <text:p text:style-name="Text_20_body"/>
      <text:p text:style-name="Text_20_body">Para realizar este paso, debe usar la orden que se encuentra en el siguiente cuadro de código.</text:p>
      <text:p text:style-name="Codigo">covetel-server:~# dpkg-reconfigure locales</text:p>
      <text:p text:style-name="Text_20_body"/>
      <text:h text:style-name="Heading_20_2" text:outline-level="2">Instalar los paquetes para el soporte de LaTeX. </text:h>
      <text:p text:style-name="Codigo">Covetel-server:~# aptitude install texlive-latex3 texlive texlive-lang-spanish texlive-base <text:s/>texlive-latex-extra</text:p>
      <text:h text:style-name="P16" text:outline-level="2">Obtener el código fuente</text:h>
      <text:p text:style-name="Text_20_body">Para obtener una copia del código fuente del sistema, deberá usar la herramienta de control de versiones Git. A través del comando git clone podrá descargar desde el repositorio de código, una copia de todo el proyecto. </text:p>
      <text:p text:style-name="Text_20_body"/>
      <text:p text:style-name="Text_20_body">Debe tomar en cuenta, que cuando se utiliza la orden git clone, esta obteniendo una copia completa del repositorio de código, en donde se encuentran todas las ramas del proyecto git. </text:p>
      <text:p text:style-name="Text_20_body"/>
      <text:p text:style-name="Text_20_body">Inicialmente al realizar la descarga con git clone, git va a crear automáticamente la rama master. En el próximo paso, veremos como crear una rama que este sincronizada con la rama de desarrollo actual de proyecto. </text:p>
      <text:p text:style-name="Text_20_body"/>
      <text:p text:style-name="Text_20_body">El siguiente comando, lo vamos a ejecutar como el usuario root, desde la carpeta /root. </text:p>
      <text:p text:style-name="Codigo">covetel-server:~# cd /opt </text:p>
      <text:p text:style-name="Codigo">covetel-server:/opt# git clone http://git.covetel.com.ve/CNTI-14-09.git </text:p>
      <text:p text:style-name="Text_20_body"/>
      <text:h text:style-name="Heading_20_3" text:outline-level="3">Posibles errores</text:h>
      <text:p text:style-name="Error">-bash: /usr/bin/git: No existe el fichero o el directorio </text:p>
      <text:h text:style-name="Heading_20_4" text:outline-level="4">Causa: </text:h>
      <text:p text:style-name="Text_20_body"><text:tab/>Si obtiene este error, entonces no realizo bien el paso de la sección 5.1, en donde se le indico que instalara los paquetes necesarios con la herramienta aptitude. Pero no se preocupe, solucionar esto es muy fácil.</text:p>
      <text:h text:style-name="Heading_20_4" text:outline-level="4">Solución: </text:h>
      <text:p text:style-name="Text_20_body"><text:tab/>Para solucionar esto, simplemente debe instalar el paquete git-core. </text:p>
      <text:p text:style-name="Codigo">covetel-server:~# aptitude install git-core </text:p>
      <text:h text:style-name="Heading_20_2" text:outline-level="2"><text:soft-page-break/>Crear una rama Desarrollo local</text:h>
      <text:p text:style-name="Text_20_body">Como le comentamos anteriormente, en git existe una forma de organizar el proyecto que funciona a través de ramas, el desarrollo de este proyecto se encuentra en una rama a la cual le dimos como nombre <text:span text:style-name="T5">Desarrollo</text:span>. </text:p>
      <text:p text:style-name="Text_20_body">Ahora deberá crear una rama local, que este sincronizada con la rama de Desarrollo remota, que se encuentra en el servidor. </text:p>
      <text:p text:style-name="Text_20_body"/>
      <text:h text:style-name="Heading_20_3" text:outline-level="3">Comando: Entrar en la carpeta /opt/CNTI-14-09</text:h>
      <text:p text:style-name="Codigo"># cd /opt/CNTI-14-09/ </text:p>
      <text:h text:style-name="Heading_20_3" text:outline-level="3">Comando: Crear la rama local Desarrollo</text:h>
      <text:p text:style-name="Codigo"># git branch Desarrollo --track origin/Desarrollo </text:p>
      <text:h text:style-name="Heading_20_3" text:outline-level="3">Comando: Verificar que exista la rama Desarrollo</text:h>
      <text:p text:style-name="Codigo"># git branch </text:p>
      <text:p text:style-name="Text_20_body"><text:tab/>Salida esperada: </text:p>
      <text:p text:style-name="Codigo"><text:s text:c="2"/>Desarrollo </text:p>
      <text:p text:style-name="Codigo">* master </text:p>
      <text:h text:style-name="Heading_20_3" text:outline-level="3">Comando: Cambiarse a la rama Desarrollo</text:h>
      <text:p text:style-name="Codigo"># git checkout Desarrollo </text:p>
      <text:p text:style-name="Text_20_body">Ahora se encuentra en la rama Desarrollo, puede verificar en que rama se encuentra, utilizando el comando <text:span text:style-name="T5">git branch</text:span><text:span text:style-name="T3">, este comando lista las ramas locales y coloca un asterisco (*) en la rama que se encuentra en uso, ejemplo:</text:span></text:p>
      <text:p text:style-name="P27">covetel-server:~/opt/CNTI-14-09# git branch </text:p>
      <text:p text:style-name="Text_20_body"/>
      <text:p text:style-name="P27">master</text:p>
      <text:p text:style-name="P27">* Desarrollo </text:p>
      <text:h text:style-name="P26" text:outline-level="2"><text:soft-page-break/>Instalar las librerías de Perl requeridas por la aplicación.</text:h>
      <text:p text:style-name="Text_20_body"><text:tab/>Este sistema utiliza un conjunto de librerías específicas de Perl, cuyas versiones no se encuentran empaquetadas oficialmente en Debian Lenny. <text:s/>Por esta razón, vamos a hacer uso de una herramienta que nos permite crear una jaula controlada de librerías, que van a estar disponibles para uso exclusivo del sistema. </text:p>
      <text:p text:style-name="Text_20_body"><text:tab/>Por favor siga los siguientes pasos en su respectivo orden. </text:p>
      <text:p text:style-name="Text_20_body"/>
      <text:h text:style-name="Heading_20_3" text:outline-level="3">Instalar local::lib. </text:h>
      <text:p text:style-name="Codigo">covetel-server:~# cpanp -i local::lib </text:p>
      <text:h text:style-name="Heading_20_3" text:outline-level="3">Descargar el conjunto de librerías de Perl necesarias. </text:h>
      <text:p text:style-name="Codigo">covetel-server:~# cd /opt </text:p>
      <text:p text:style-name="Codigo">covetel-server:/opt# wget <text:a xlink:type="simple" xlink:href="http://www.covetel.com.ve/perl5.tar.gz">http://www.covetel.com.ve/perl5.tar.gz</text:a></text:p>
      <text:h text:style-name="Heading_20_3" text:outline-level="3">Descomprimir las librerías. </text:h>
      <text:p text:style-name="Codigo">covetel-server:/opt# tar -zxvf perl5.tar.gz </text:p>
      <text:h text:style-name="Heading_20_3" text:outline-level="3">Ejecutar local::lib</text:h>
      <text:p text:style-name="Codigo">covetel-server:~# eval $(perl -Mlocal::lib=/opt/perl5)</text:p>
      <text:h text:style-name="Heading_20_3" text:outline-level="3">Probar las dependencias</text:h>
      <text:p text:style-name="Codigo">covetel-server:/opt# cd /opt/CNTI-14-09/CNTI1409/</text:p>
      <text:p text:style-name="Codigo">covetel-server:/opt/CNTI-14-09/CNTI1409# perl Makefile.PL </text:p>
      <text:h text:style-name="P25" text:outline-level="3" text:is-list-header="true"/>
      <text:p text:style-name="Text_20_body"><text:span text:style-name="T6"><text:tab/>La ejecución de este script, va a chequear cada una de las dependencias, es importante que en cada una de las dependencias aparezca la palabra </text:span><text:span text:style-name="T9">loaded.</text:span><text:span text:style-name="T6"> La salida de este script , debe ser exactamente igual al siguiente cuadro. </text:span></text:p>
      <text:p text:style-name="P14"/>
      <text:p text:style-name="P22">include /opt/CNTI-14-09/CNTI1409/inc/Module/Install.pm </text:p>
      <text:p text:style-name="P23">include inc/Module/Install/Metadata.pm </text:p>
      <text:p text:style-name="P23">include inc/Module/Install/Base.pm </text:p>
      <text:p text:style-name="P23">Cannot determine perl version info from lib/CNTI1409.pm </text:p>
      <text:p text:style-name="P23">include inc/Module/Install/Scripts.pm </text:p>
      <text:p text:style-name="P23">include inc/Module/Install/Makefile.pm </text:p>
      <text:p text:style-name="P23">include inc/Module/Install/AutoInstall.pm </text:p>
      <text:p text:style-name="P23">include inc/Module/Install/Include.pm </text:p>
      <text:p text:style-name="P23">include inc/Module/AutoInstall.pm </text:p>
      <text:p text:style-name="P23">*** Module::AutoInstall version 1.03 </text:p>
      <text:p text:style-name="P23">*** Checking for Perl dependencies... </text:p>
      <text:p text:style-name="P23">[Core Features] </text:p>
      <text:p text:style-name="P23">- Test::More <text:s text:c="32"/>...loaded. (0.94 &gt;= 0.88) </text:p>
      <text:p text:style-name="P23">- AutoLoader <text:s text:c="32"/>...loaded. (5.63) </text:p>
      <text:p text:style-name="P23">- XML::Parser <text:s text:c="31"/>...loaded. (2.36) </text:p>
      <text:p text:style-name="P23">- Catalyst::Runtime <text:s text:c="25"/>...loaded. (5.8002 &gt;= 5.80020) </text:p>
      <text:p text:style-name="P23">- Catalyst::Action::RenderView <text:s text:c="14"/>...loaded. (0.14 &gt;= 0.14) </text:p>
      <text:p text:style-name="P23">- Catalyst::Plugin::ConfigLoader <text:s text:c="12"/>...loaded. (0.27 &gt;= 0.27) </text:p>
      <text:p text:style-name="P23">- Catalyst::Plugin::Static::Simple <text:s text:c="10"/>...loaded. (0.29 &gt;= 0.29) </text:p>
      <text:p text:style-name="P23">- Catalyst::Plugin::Authentication <text:s text:c="10"/>...loaded. (0.10016 &gt;= 0.10016) </text:p>
      <text:p text:style-name="P23">- Catalyst::Plugin::Unicode::Encoding <text:s text:c="7"/>...loaded. (0.8 &gt;= 0.8) </text:p>
      <text:p text:style-name="P23">- Catalyst::Plugin::Session <text:s text:c="17"/>...loaded. (0.29 &gt;= 0.29) </text:p>
      <text:p text:style-name="P23">- Catalyst::Plugin::Session::Store::FastMmap ...loaded. (0.13 &gt;= 0.13) </text:p>
      <text:p text:style-name="P23">- Catalyst::Plugin::Session::State::Cookie <text:s text:c="2"/>...loaded. (0.17 &gt;= 0.17) </text:p>
      <text:p text:style-name="P23">- Catalyst::Plugin::Breadcrumbs <text:s text:c="13"/>...loaded. (3 &gt;= 3) </text:p>
      <text:p text:style-name="P23">- Catalyst::Plugin::StackTrace <text:s text:c="14"/>...loaded. (0.11 &gt;= 0.11) </text:p>
      <text:p text:style-name="P23">- Catalyst::Controller::REST <text:s text:c="16"/>...loaded. (0.83 &gt;= 0.83) </text:p>
      <text:p text:style-name="P23">- Catalyst::Controller::HTML::FormFu <text:s text:c="8"/>...loaded. (0.06001 &gt;= 0.06001) </text:p>
      <text:p text:style-name="P23">- Catalyst::Plugin::Authentication <text:s text:c="10"/>...loaded. (0.10016 &gt;= 0.10016) </text:p>
      <text:p text:style-name="P23">- Catalyst::Authentication::Store::LDAP <text:s text:c="5"/>...loaded. (1.006 &gt;= 1.006) </text:p>
      <text:p text:style-name="P23">- Catalyst::Plugin::Authorization::Roles <text:s text:c="4"/>...loaded. (0.08 &gt;= 0.08) </text:p>
      <text:p text:style-name="P23">- Catalyst::Model::LDAP <text:s text:c="21"/>...loaded. (0.17 &gt;= 0.17) </text:p>
      <text:p text:style-name="P23">- Catalyst::Model::DBIC::Schema <text:s text:c="13"/>...loaded. (0.4 &gt;= 0.40) </text:p>
      <text:p text:style-name="P23"><text:soft-page-break/>- Catalyst::View::TT <text:s text:c="24"/>...loaded. (0.31 &gt;= 0.31) </text:p>
      <text:p text:style-name="P23">- DBIx::Class <text:s text:c="31"/>...loaded. (0.08118 &gt;= 0.08118) </text:p>
      <text:p text:style-name="P23">- Moose <text:s text:c="37"/>...loaded. (0.98 &gt;= 0.98) </text:p>
      <text:p text:style-name="P23">- Moose::Role <text:s text:c="31"/>...loaded. (0.98 &gt;= 0.98) </text:p>
      <text:p text:style-name="P23">- namespace::autoclean <text:s text:c="22"/>...loaded. (0.09 &gt;= 0.09) </text:p>
      <text:p text:style-name="P23">- Config::General <text:s text:c="27"/>...loaded. (2.44 &gt;= 2.44) </text:p>
      <text:p text:style-name="P23">- common::sense <text:s text:c="29"/>...loaded. (3.0 &gt;= 3.0) </text:p>
      <text:p text:style-name="P23">- Config::Any::YAML <text:s text:c="25"/>...loaded. (0) </text:p>
      <text:p text:style-name="P23">- Data::Dumper <text:s text:c="30"/>...loaded. (2.121_14 &gt;= 2.121_14) </text:p>
      <text:p text:style-name="P23">- DateTime <text:s text:c="34"/>...loaded. (0.53 &gt;= 0.53) </text:p>
      <text:p text:style-name="P23">- Digest::MD5 <text:s text:c="31"/>...loaded. (2.36_01) </text:p>
      <text:p text:style-name="P23">- Encode <text:s text:c="36"/>...loaded. (2.23 &gt;= 2.23) </text:p>
      <text:p text:style-name="P23">- File::MMagic <text:s text:c="30"/>...loaded. (1.27 &gt;= 1.27) </text:p>
      <text:p text:style-name="P23">- HTML::TreeBuilder <text:s text:c="25"/>...loaded. (3.23 &gt;= 3.23) </text:p>
      <text:p text:style-name="P23">- JSON::XS <text:s text:c="34"/>...loaded. (2.27 &gt;= 2.27) </text:p>
      <text:p text:style-name="P23">- lib <text:s text:c="39"/>...loaded. (0.5565 &gt;= 0.5565) </text:p>
      <text:p text:style-name="P23">- POSIX <text:s text:c="37"/>...loaded. (1.13 &gt;= 1.13) </text:p>
      <text:p text:style-name="P23">- Try::Tiny <text:s text:c="33"/>...loaded. (0.04 &gt;= 0.04) </text:p>
      <text:p text:style-name="P23">- URI <text:s text:c="39"/>...loaded. (1.52 &gt;= 1.52) </text:p>
      <text:p text:style-name="P23">- utf8 <text:s text:c="38"/>...loaded. (1.07 &gt;= 1.07) </text:p>
      <text:p text:style-name="P23">- WebService::Validator::CSS::W3C <text:s text:c="11"/>...loaded. (0.2 &gt;= 0.2) </text:p>
      <text:p text:style-name="P23">- WebService::Validator::HTML::W3C <text:s text:c="10"/>...loaded. (0.26 &gt;= 0.26) </text:p>
      <text:p text:style-name="P23">- WWW::Mechanize <text:s text:c="28"/>...loaded. (1.60 &gt;= 1.60) </text:p>
      <text:p text:style-name="P23">- WWW::Mechanize::Cached <text:s text:c="20"/>...loaded. (1.35 &gt;= 1.35) </text:p>
      <text:p text:style-name="P23">- XML::LibXML <text:s text:c="31"/>...loaded. (1.70 &gt;= 1.70) </text:p>
      <text:p text:style-name="P23">- HTML::FormFu <text:s text:c="30"/>...loaded. (0.06001 &gt;= 0.06001) </text:p>
      <text:p text:style-name="P23">- HTML::FormFu::Model::DBIC <text:s text:c="17"/>...loaded. (0.06 &gt;= 0.06000) </text:p>
      <text:p text:style-name="P23">- HTML::FormFu::Validator <text:s text:c="19"/>...loaded. (0) </text:p>
      <text:p text:style-name="P23">- DBD::Pg <text:s text:c="35"/>...loaded. (2.16.1) </text:p>
      <text:p text:style-name="P23">- DateTime::Format::Pg <text:s text:c="22"/>...loaded. (0.16004 &gt;= 0.16004) </text:p>
      <text:p text:style-name="P23">- Sub::Uplevel <text:s text:c="30"/>...loaded. (0.22 &gt;= 0.22) </text:p>
      <text:p text:style-name="P23">- CSS::Tiny <text:s text:c="33"/>...loaded. (1.15 &gt;= 1.15) </text:p>
      <text:p text:style-name="P23">- Template::Latex <text:s text:c="27"/>...loaded. (3.0001 &gt;= 3.0001) </text:p>
      <text:p text:style-name="P23"><text:soft-page-break/>- LaTeX::Encode <text:s text:c="29"/>...loaded. (0.03 &gt;= 0.03) </text:p>
      <text:p text:style-name="P23">*** Module::AutoInstall configuration finished. </text:p>
      <text:p text:style-name="P23">include inc/Module/Install/WriteAll.pm </text:p>
      <text:p text:style-name="P23">include inc/Module/Install/Win32.pm </text:p>
      <text:p text:style-name="P23">include inc/Module/Install/Can.pm </text:p>
      <text:p text:style-name="P23">include inc/Module/Install/Fetch.pm </text:p>
      <text:p text:style-name="P23">Writing Makefile for CNTI1409 </text:p>
      <text:p text:style-name="P23">Writing META.yml</text:p>
      <text:p text:style-name="P21"/>
      <text:h text:style-name="P17" text:outline-level="1">Configuración de la Base de Datos. </text:h>
      <text:h text:style-name="Heading_20_2" text:outline-level="2">Instalar el servidor de base de datos. </text:h>
      <text:p text:style-name="Text_20_body">Recuerde que este paso debe hacerlo como el usuario root. </text:p>
      <text:p text:style-name="Text_20_body"/>
      <text:p text:style-name="Codigo"># aptitude install postgresql-8.3</text:p>
      <text:p text:style-name="Text_20_body"/>
      <text:h text:style-name="Heading_20_2" text:outline-level="2">Configuración del servidor de base de datos. </text:h>
      <text:h text:style-name="Heading_20_3" text:outline-level="3">Verifique que el servidor esta escuchando en todas las interfaces.</text:h>
      <text:p text:style-name="Text_20_body">Usualmente es común tener la base de datos en un servidor separado del servidor de la aplicación, en este caso, si usted no cuenta con un servidor PostgreSQL correctamente configurado, debe indicarle que escuche en las demás interfaces de red, ya que por defecto, solo escucha en localhost. </text:p>
      <text:p text:style-name="Text_20_body"/>
      <text:p text:style-name="Codigo"># grep "listen_address" /etc/postgresql/8.3/main/postgresql.conf</text:p>
      <text:p text:style-name="Text_20_body"><text:tab/>Si el resultado del anterior comando es o se parece a: </text:p>
      <text:p text:style-name="Codigo">listen_addresses = '*'</text:p>
      <text:p text:style-name="Text_20_body"><text:tab/>Entonces vamos bien, de lo contrario, por favor abra este archivo con un editor de textos y busque el parámetro, que usualmente se encuentra comentado y en la linea 56, y edite esto para que se parezca al valor esperado. En el siguiente bloque de código puede ver un ejemplo de como puede editar este archivo. </text:p>
      <text:p text:style-name="Codigo">vim /etc/postgresql/8.3/main/postgresql.conf</text:p>
      <text:p text:style-name="Text_20_body"/>
      <text:h text:style-name="Heading_20_3" text:outline-level="3">Reinicie el servidor</text:h>
      <text:p text:style-name="Codigo"># invoke-rc.d postgresql-8.3 restart </text:p>
      <text:h text:style-name="Heading_20_3" text:outline-level="3"><text:soft-page-break/>Permitir que el usuario admin se autentique. </text:h>
      <text:p text:style-name="Text_20_body"><text:tab/>Para hacer esta tarea, deberá conocer inicialmente la dirección IP del servidor en donde esta corriendo el sistema, aunque no es indispensable, nuestra recomendación desde el punto de vista de seguridad, es que solo permita conexiones a la base de datos, del usuario y el servidor en donde esta corriendo el sistema. </text:p>
      <text:p text:style-name="Text_20_body"/>
      <text:p text:style-name="Text_20_body"><text:tab/>Comprendido el punto anterior, podemos continuar, ahora usted debe editar nuevamente un archivo de configuración de Postgres, en donde se definen las reglas básicas de conexión y autorización al servidor. </text:p>
      <text:p text:style-name="Text_20_body"/>
      <text:h text:style-name="Heading_20_4" text:outline-level="4">Editar el archivo /etc/postgresql/8.3/main/pg_hba.conf</text:h>
      <text:p text:style-name="Codigo"># vim /etc/postgresql/8.3/main/pg_hba.conf </text:p>
      <text:h text:style-name="Heading_20_4" text:outline-level="4">Agregar la siguiente entrada, preferiblemente al final del archivo. </text:h>
      <text:p text:style-name="Codigo">host <text:s text:c="3"/>validador <text:s text:c="2"/>admin <text:s text:c="6"/>192.168.1.129/32 <text:s text:c="7"/>md5</text:p>
      <text:h text:style-name="Heading_20_4" text:outline-level="4">Acerca de los valores. </text:h>
      <text:p text:style-name="Text_20_body"><text:tab/>Por defecto, la base de datos se llama <text:span text:style-name="T5">validador, </text:span><text:span text:style-name="T3">el usuario de la base de datos se llama</text:span><text:span text:style-name="T5"> admin </text:span><text:span text:style-name="T3">y la dirección IP que ve en el ejemplo </text:span><text:span text:style-name="T5">192.168.1.129/32</text:span><text:span text:style-name="T3">, es la dirección IP de la máquina que estoy usando para escribir este manual, el único valor que estrictamente debería cambiar es este último, en lugar de esta dirección IP, usted debe colocar la dirección IP del servidor que uso para instalar el sistema. </text:span></text:p>
      <text:p text:style-name="P13"/>
      <text:p text:style-name="Text_20_body"><text:span text:style-name="T3"><text:tab/>Usted es libre de cambiar los valores por defecto de conexión a la base de datos, siempre y cuando este totalmente seguro de lo que esta haciendo. <text:s/>Si hace esto, recuerde hacer los pasos que se encuentran en la sección de configuración de la aplicación, relacionado con el archivo </text:span><text:span text:style-name="T5">configuracion.yml</text:span><text:span text:style-name="T3">.</text:span></text:p>
      <text:p text:style-name="P15"><text:tab/></text:p>
      <text:p text:style-name="P15"><text:tab/>No olvide reiniciar el servicio postgresql-8.3. </text:p>
      <text:h text:style-name="P26" text:outline-level="2"><text:soft-page-break/>Crear la base de datos. </text:h>
      <text:h text:style-name="P24" text:outline-level="3">Iniciar sesión con el usuario postgres</text:h>
      <text:p text:style-name="Codigo"># su – postgres</text:p>
      <text:p text:style-name="Text_20_body"/>
      <text:h text:style-name="Heading_20_3" text:outline-level="3">Crear el usuario</text:h>
      <text:p text:style-name="Text_20_body"><text:tab/>Recuerde que en este manual, estoy usando los valores por defecto, si usted ha decidido cambiar esto, use sus valores en lugar de estos. </text:p>
      <text:p text:style-name="Codigo">$ createuser -P admin</text:p>
      <text:p text:style-name="Codigo">Ingrese la contraseña para el nuevo rol:</text:p>
      <text:p text:style-name="Codigo">¿Será el nuevo rol un superusuario? (s/n) n </text:p>
      <text:p text:style-name="Codigo">¿Debe permitírsele al rol la creación de bases de datos? (s/n) s </text:p>
      <text:p text:style-name="Codigo">¿Debe permitírsele al rol la creación de otros roles? (s/n) n </text:p>
      <text:p text:style-name="Text_20_body"/>
      <text:h text:style-name="Heading_20_3" text:outline-level="3">Crear la base de datos. </text:h>
      <text:p text:style-name="Text_20_body"><text:tab/>De nuevo le recuerdo sobre los valores por defecto, el siguiente comando sirve para crear una base de datos llamada <text:span text:style-name="T5">validador</text:span>, que pertenece al usuario <text:span text:style-name="T5">admin</text:span>. </text:p>
      <text:p text:style-name="Codigo">$ createdb validador -O admin</text:p>
      <text:p text:style-name="Codigo"/>
      <text:p text:style-name="Codigo">$ exit</text:p>
      <text:p text:style-name="Text_20_body"/>
      <text:h text:style-name="P18" text:outline-level="3">Cargar la base de datos. </text:h>
      <text:p text:style-name="Text_20_body"><text:tab/>Existe un script SQL para la creación de la base de datos, se encuentra en la carpeta BD, dentro de la carpeta principal del proyecto. </text:p>
      <text:h text:style-name="Heading_20_4" text:outline-level="4">Entramos a la carpeta CNTI-14-09/BD </text:h>
      <text:p text:style-name="Codigo">covetel-server:~# cd /opt/CNTI-14-09/BD/</text:p>
      <text:h text:style-name="Heading_20_4" text:outline-level="4">Cargamos validador.sql usando psql. </text:h>
      <text:p text:style-name="Codigo"># psql -U admin -h localhost validador &lt; validador.sql</text:p>
      <text:p text:style-name="Text_20_body"/>
      <text:h text:style-name="P17" text:outline-level="1">Configuración de OpenLDAP.</text:h>
      <text:p text:style-name="Text_20_body"><text:tab/>El sistema busca la información de usuarios y roles, en una rama especifica de LDAP, usted es libre de alterar la configuración por defecto relacionada con la conexión a LDAP y la forma en la que se organizan las ramas y la información contenida en ellas, pero debe estar seguro de cada paso que realiza y el impacto que esto puede tener en el sistema. </text:p>
      <text:p text:style-name="Text_20_body"/>
      <text:p text:style-name="Text_20_body"><text:tab/>Le suministramos una serie de recursos, con la intensión de que la configuración inicial y puesta en marcha desde cero del servidor LDAP sea lo mas fácil y rápido posible. </text:p>
      <text:p text:style-name="Text_20_body"/>
      <text:p text:style-name="Text_20_body"><text:tab/>En la carpeta /opt/CNTI-14-09/LDAP, vamos a encontrar dos archivos: </text:p>
      <text:p text:style-name="Text_20_body"/>
      <text:list text:style-name="L6">
        <text:list-item>
          <text:p text:style-name="P39"><text:span text:style-name="T5">estructura.ldif</text:span> : Este archivo contiene el árbol LDAP. </text:p>
        </text:list-item>
        <text:list-item>
          <text:p text:style-name="P39"><text:span text:style-name="T5">slapd.conf</text:span> : Este archivo contiene la configuración básica del servidor LDAP. </text:p>
        </text:list-item>
      </text:list>
      <text:p text:style-name="Text_20_body"/>
      <text:h text:style-name="Heading_20_2" text:outline-level="2">Instalación y configuración</text:h>
      <text:h text:style-name="Heading_20_3" text:outline-level="3">Instalar el servidor LDAP. </text:h>
      <text:p text:style-name="Codigo"># aptitude install slapd ldap-utils</text:p>
      <text:p text:style-name="Text_20_body"><text:tab/>El comando anterior instalara el servicio slapd, y le preguntara por una contraseña, la contraseña del usuario admin, esta es la contraseña que debe proporcionar en el archivo <text:span text:style-name="T5">configuracion.yml</text:span> en la sección de <text:s/>conexión a LDAP. </text:p>
      <text:p text:style-name="Text_20_body"><text:tab/></text:p>
      <text:h text:style-name="Heading_20_3" text:outline-level="3">Cargar el árbol y el fichero de configuración proporcionados. </text:h>
      <text:h text:style-name="Heading_20_4" text:outline-level="4">Detener el servicio slapd</text:h>
      <text:p text:style-name="Codigo"># invoke-rc.d slapd stop</text:p>
      <text:h text:style-name="P3" text:outline-level="4" text:is-list-header="true"><text:soft-page-break/></text:h>
      <text:h text:style-name="Heading_20_4" text:outline-level="4">Copiar el archivo de configuración de slapd. </text:h>
      <text:p text:style-name="Codigo">covetel-server:/opt/CNTI-14-09/LDAP# cp slapd.conf /etc/ldap/</text:p>
      <text:h text:style-name="Heading_20_4" text:outline-level="4">Cargar el árbol.</text:h>
      <text:p text:style-name="Codigo"># slapadd -f /etc/ldap/slapd.conf -l estructura.ldif</text:p>
      <text:h text:style-name="Heading_20_4" text:outline-level="4">Indexar</text:h>
      <text:p text:style-name="Text_20_body"><text:tab/>El sistema va indicar una advertencia </text:p>
      <text:p text:style-name="Codigo"># slapindex -f /etc/ldap/slapd.conf</text:p>
      <text:h text:style-name="Heading_20_4" text:outline-level="4">Establecer los permisos</text:h>
      <text:p text:style-name="Codigo"># chown openldap.openldap /var/lib/ldap -R </text:p>
      <text:p text:style-name="Codigo"># chown openldap.openldap /etc/ldap/ -R </text:p>
      <text:h text:style-name="Heading_20_4" text:outline-level="4">Iniciar el servicio slapd. </text:h>
      <text:p text:style-name="Codigo"># invoke-rc.d slapd start </text:p>
      <text:h text:style-name="Heading_20_3" text:outline-level="3" text:is-list-header="true"/>
      <text:h text:style-name="P18" text:outline-level="3">Probar y verificar que los datos están en su lugar. </text:h>
      <text:h text:style-name="Heading_20_4" text:outline-level="4">Verificar que el usuario ucnti existe.</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Account)(uid=ucnti))'</text:p>
      <text:p text:style-name="Codigo"/>
      <text:p text:style-name="Codigo">Enter LDAP Password: <text:span text:style-name="T5">(Enter)</text:span></text:p>
      <text:p text:style-name="Text_20_body"><text:tab/>El resultado esperado del comando anterior es el siguiente: </text:p>
      <text:p text:style-name="P28"># ucnti, Usuarios, cnti1409, cnti.gob.ve </text:p>
      <text:p text:style-name="P28">dn: uid=ucnti,ou=Usuarios,ou=cnti1409,dc=cnti,dc=gob,dc=ve </text:p>
      <text:p text:style-name="P28">objectClass: top </text:p>
      <text:p text:style-name="P28">objectClass: inetOrgPerson </text:p>
      <text:p text:style-name="P28">objectClass: posixAccount </text:p>
      <text:p text:style-name="P28">cn: Usuario CNTI </text:p>
      <text:p text:style-name="P28">uid: ucnti </text:p>
      <text:p text:style-name="P28">homeDirectory: /home/users/ucnti </text:p>
      <text:p text:style-name="P28">givenName: Usuario </text:p>
      <text:p text:style-name="P28">sn: CNTI </text:p>
      <text:p text:style-name="P28">mail: cnti@cnti.gob.ve </text:p>
      <text:p text:style-name="P28">gidNumber: 1000 </text:p>
      <text:p text:style-name="P28">uidNumber: 1000 </text:p>
      <text:p text:style-name="P28"/>
      <text:p text:style-name="P28"># search result </text:p>
      <text:p text:style-name="P28">search: 2 </text:p>
      <text:p text:style-name="P28">result: 0 Success </text:p>
      <text:p text:style-name="P28"/>
      <text:p text:style-name="P29"># numResponses: 2 </text:p>
      <text:p text:style-name="P29"># numEntries: 1 </text:p>
      <text:h text:style-name="Heading_20_4" text:outline-level="4"><text:soft-page-break/>Verificar que el rol Administrador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dministrador))'</text:p>
      <text:p text:style-name="Codigo"/>
      <text:p text:style-name="Codigo">Enter LDAP Password: <text:span text:style-name="T5">(Enter)</text:span></text:p>
      <text:p text:style-name="Text_20_body"><text:tab/>El resultado esperado del comando anterior es el siguiente: </text:p>
      <text:p text:style-name="Codigo"># Administrador, Roles, cnti1409, cnti.gob.ve </text:p>
      <text:p text:style-name="Codigo">dn: cn=Administrador,ou=Roles,ou=cnti1409,dc=cnti,dc=gob,dc=ve </text:p>
      <text:p text:style-name="Codigo">objectClass: posixGroup </text:p>
      <text:p text:style-name="Codigo">objectClass: top </text:p>
      <text:p text:style-name="Codigo">cn: Administrador </text:p>
      <text:p text:style-name="Codigo">gidNumber: 1000 </text:p>
      <text:p text:style-name="Codigo">memberUid: ucnti </text:p>
      <text:p text:style-name="Codigo"/>
      <text:p text:style-name="Codigo"># search result </text:p>
      <text:p text:style-name="Codigo">search: 2 </text:p>
      <text:p text:style-name="Codigo">result: 0 Success </text:p>
      <text:p text:style-name="P30"/>
      <text:p text:style-name="P30"># numResponses: 2 </text:p>
      <text:p text:style-name="P30"># numEntries: 1 </text:p>
      <text:p text:style-name="Text_20_body"/>
      <text:h text:style-name="P45" text:outline-level="4">Verificar que el rol AuditorJefe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uditorJefe))'</text:p>
      <text:p text:style-name="Codigo"/>
      <text:p text:style-name="Codigo">Enter LDAP Password: <text:span text:style-name="T5">(Enter)</text:span></text:p>
      <text:p text:style-name="Text_20_body"><text:tab/>El resultado esperado del comando anterior es el siguiente: </text:p>
      <text:p text:style-name="Codigo"># AuditorJefe, Roles, cnti1409, cnti.gob.ve </text:p>
      <text:p text:style-name="Codigo">dn: cn=AuditorJefe,ou=Roles,ou=cnti1409,dc=cnti,dc=gob,dc=ve </text:p>
      <text:p text:style-name="Codigo">objectClass: posixGroup </text:p>
      <text:p text:style-name="Codigo">objectClass: top </text:p>
      <text:p text:style-name="Codigo">cn: AuditorJefe </text:p>
      <text:p text:style-name="Codigo">gidNumber: 1002 </text:p>
      <text:p text:style-name="Codigo">memberUid: ucnti </text:p>
      <text:p text:style-name="Codigo"/>
      <text:p text:style-name="Codigo"># search result </text:p>
      <text:p text:style-name="Codigo">search: 2 </text:p>
      <text:p text:style-name="Codigo">result: 0 Success </text:p>
      <text:p text:style-name="Codigo"/>
      <text:p text:style-name="P30"># numResponses: 2 </text:p>
      <text:p text:style-name="P30"># numEntries: 1</text:p>
      <text:p text:style-name="Text_20_body"/>
      <text:h text:style-name="P45" text:outline-level="4">Verificar que el rol Auditor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uditor))'</text:p>
      <text:p text:style-name="Codigo"/>
      <text:p text:style-name="Codigo">Enter LDAP Password: <text:span text:style-name="T5">(Enter)</text:span></text:p>
      <text:p text:style-name="Text_20_body"><text:tab/>El resultado esperado del comando anterior es el siguiente: </text:p>
      <text:p text:style-name="Codigo"># AuditorJefe, Roles, cnti1409, cnti.gob.ve </text:p>
      <text:p text:style-name="Codigo">dn: cn=Auditor,ou=Roles,ou=cnti1409,dc=cnti,dc=gob,dc=ve </text:p>
      <text:p text:style-name="Codigo">objectClass: posixGroup </text:p>
      <text:p text:style-name="Codigo">objectClass: top </text:p>
      <text:p text:style-name="Codigo">cn: Auditor</text:p>
      <text:p text:style-name="Codigo">gidNumber: 1003</text:p>
      <text:p text:style-name="Codigo">memberUid: ucnti </text:p>
      <text:p text:style-name="Codigo"/>
      <text:p text:style-name="Codigo"># search result </text:p>
      <text:p text:style-name="Codigo">search: 2 </text:p>
      <text:p text:style-name="Codigo">result: 0 Success </text:p>
      <text:p text:style-name="Codigo"/>
      <text:p text:style-name="P30"># numResponses: 2 </text:p>
      <text:p text:style-name="P30"># numEntries: 1</text:p>
      <text:p text:style-name="P30"/>
      <text:h text:style-name="P17" text:outline-level="1">Configurar el Sistema</text:h>
      <text:p text:style-name="Text_20_body"><text:tab/>La configuración del sistema se encuentra en el archivo <text:span text:style-name="T5">configuracion.yml</text:span><text:span text:style-name="T3">, debe tomar en cuenta que este archivo esta escrito usando el lenguaje YAML</text:span><text:span text:style-name="T3"><text:note text:id="ftn1" text:note-class="footnote"><text:note-citation>1</text:note-citation><text:note-body><text:p text:style-name="Footnote">Para mas información sobre YAML, puede ir al siguiente enlace. http://www.yaml.org/spec/</text:p></text:note-body></text:note></text:span><text:span text:style-name="T3">, le recomendamos encarecidamente que evite el uso de tabulaciones en este archivo, si incluye alguna tabulación, entonces va a corromper el archivo, y esto va a causar que el sistema simplemente no arranque.</text:span></text:p>
      <text:p text:style-name="P15"/>
      <text:h text:style-name="Heading_20_2" text:outline-level="2"><text:span text:style-name="T3"><text:tab/></text:span><text:span text:style-name="T5">Configurar la conexión a la base de datos. </text:span></text:h>
      <text:p text:style-name="Text_20_body"><text:span text:style-name="T5"><text:tab/></text:span><text:span text:style-name="T3">La configuración de la base de datos, comienza en la linea seis (6) del archivo configuracion.yml </text:span></text:p>
      <text:p text:style-name="P51"># cd /opt/CNTI-14-09/CNTI1409/</text:p>
      <text:p text:style-name="P20"># vim configuracion.yml</text:p>
      <text:p text:style-name="P20"/>
      <text:p text:style-name="P20"><text:s text:c="2"/>6 # Configuración de la base de datos. </text:p>
      <text:p text:style-name="P20"><text:s text:c="2"/>7 Model::DB: </text:p>
      <text:p text:style-name="P20"><text:s text:c="2"/>8 <text:s text:c="2"/>schema_class: Validador::Esquema </text:p>
      <text:p text:style-name="P20"><text:s text:c="2"/>9 <text:s text:c="2"/>connect_info: </text:p>
      <text:p text:style-name="P20"><text:s/>10 <text:s text:c="4"/><text:span text:style-name="T5">user:</text:span> <text:span text:style-name="T3">admin </text:span></text:p>
      <text:p text:style-name="P20"><text:s/>11 <text:s text:c="4"/><text:span text:style-name="T5">password</text:span>: <text:span text:style-name="T3">123321... </text:span></text:p>
      <text:p text:style-name="P20"><text:s/>12 <text:s text:c="4"/>dsn: dbi:Pg:dbname=validador;<text:span text:style-name="T5">host</text:span>=<text:span text:style-name="T3">localhost </text:span></text:p>
      <text:p text:style-name="P20"><text:s/>13 <text:s text:c="4"/>pg_enable_utf8: 1 </text:p>
      <text:p text:style-name="Text_20_body"/>
      <text:h text:style-name="Heading_20_3" text:outline-level="3">Atributos importantes</text:h>
      <text:h text:style-name="Heading_20_4" text:outline-level="4">User:</text:h>
      <text:p text:style-name="Text_20_body"><text:tab/>Este campo, hace referencia al usuario de la base de datos, si usted cambio ese valor, por favor indique en lugar de admin, el nombre de usuario que configuro. </text:p>
      <text:h text:style-name="Heading_20_4" text:outline-level="4"><text:soft-page-break/>Password: </text:h>
      <text:p text:style-name="Text_20_body"><text:tab/>En este campo debe colocar la contraseña del usuario de conexión a la base de datos. </text:p>
      <text:h text:style-name="Heading_20_4" text:outline-level="4">Host:</text:h>
      <text:p text:style-name="Text_20_body"><text:tab/>En este campo debe colocar la dirección IP o el nombre del host en donde se encuentra la base de datos. </text:p>
      <text:p text:style-name="Text_20_body"/>
      <text:h text:style-name="Heading_20_2" text:outline-level="2">Configurar la conexión a LDAP</text:h>
      <text:p text:style-name="Text_20_body"><text:tab/>La integración LDAP del sistema esta conformada por dos módulos, la autenticación y la modelo LDAP, las dos deben apuntar al mismo servidor LDAP. </text:p>
      <text:p text:style-name="Text_20_body"/>
      <text:h text:style-name="Heading_20_3" text:outline-level="3">Configurar la autenticación LDAP</text:h>
      <text:p text:style-name="Text_20_body"><text:tab/>La configuración de la autenticación LDAP se encuentra en el archivo configuracion.yml en el bloque comprendido entre la linea 40 y la linea 71. Los valores importantes sobre la conexión se describen en la siguiente lista: </text:p>
      <text:h text:style-name="Heading_20_4" text:outline-level="4">ldap_server <text:s/><text:span text:style-name="T3">(linea 50)</text:span></text:h>
      <text:p text:style-name="Text_20_body"><text:tab/>Aquí debe colocar la dirección del servidor LDAP. </text:p>
      <text:h text:style-name="Heading_20_4" text:outline-level="4">binddn <text:span text:style-name="T3">(linea 53)</text:span></text:h>
      <text:p text:style-name="Text_20_body"><text:tab/>Aquí debe colocar el DN, que debe ser un usuario con privilegios para leer la información de las entradas de ese árbol LDAP, ejemplo: </text:p>
      <text:p text:style-name="Codigo">binddn: cn=admin,dc=cnti,dc=gob,dc=ve</text:p>
      <text:h text:style-name="Heading_20_4" text:outline-level="4">bindpw <text:s/><text:span text:style-name="T3">(linea 54)</text:span></text:h>
      <text:p text:style-name="Text_20_body"><text:tab/>Aquí debe colocar la contraseña del usuario correspondiente al DN anterior. </text:p>
      <text:p text:style-name="Text_20_body"><text:soft-page-break/></text:p>
      <text:h text:style-name="Heading_20_3" text:outline-level="3">Configurar la modelo LDAP. </text:h>
      <text:p text:style-name="Text_20_body"><text:tab/>La modelo LDAP, es la parte del sistema que se encarga de manipular los datos que se almacenan en LDAP. <text:s/>Su configuración se encuentra comprendida en el bloque de la linea <text:s/>16 a la linea 25. Los valores importantes sobre la conexión se describen en la siguiente lista: </text:p>
      <text:p text:style-name="Text_20_body"/>
      <text:h text:style-name="Heading_20_4" text:outline-level="4">host <text:span text:style-name="T3">(linea 17)</text:span></text:h>
      <text:p text:style-name="Text_20_body"><text:span text:style-name="T3"><text:tab/>Aquí debe colocar el nombre o dirección IP del servidor LDAP, recuerde que debe ser el mismo servidor que esta usando para la autenticación.</text:span></text:p>
      <text:h text:style-name="Heading_20_4" text:outline-level="4"><text:span text:style-name="T5">dn</text:span><text:span text:style-name="T3"> (linea 21)</text:span></text:h>
      <text:p text:style-name="Text_20_body"><text:span text:style-name="T3"><text:tab/>Aquí debe colocar el DN, que debe ser un usuario con privilegios para modificar la información de las entradas de ese árbol LDAP, ejemplo: </text:span></text:p>
      <text:p text:style-name="Codigo"><text:span text:style-name="T3">binddn: cn=admin,dc=cnti,dc=gob,dc=ve</text:span></text:p>
      <text:h text:style-name="Heading_20_4" text:outline-level="4"><text:span text:style-name="T5">password</text:span><text:span text:style-name="T3"> (linea 22)</text:span></text:h>
      <text:p text:style-name="Text_20_body"><text:span text:style-name="T3"><text:tab/>Aquí debe colocar la contraseña del usuario correspondiente al DN anterior. </text:span></text:p>
      <text:p text:style-name="Text_20_body"/>
      <text:h text:style-name="P17" text:outline-level="1">Iniciar el sistema. </text:h>
      <text:p text:style-name="Text_20_body"><text:tab/>Luego de haber realizado correctamente todos los pasos de la configuración, iniciar el sistema es muy fácil y se reduce a dos simples pasos. </text:p>
      <text:p text:style-name="Text_20_body"/>
      <text:h text:style-name="Heading_20_2" text:outline-level="2">Ejecutar local::lib </text:h>
      <text:p text:style-name="Codigo">covetel-server:~# eval $(perl -Mlocal::lib=/opt/perl5)</text:p>
      <text:p text:style-name="Text_20_body"/>
      <text:h text:style-name="Heading_20_2" text:outline-level="2">Iniciar el sistema</text:h>
      <text:h text:style-name="Heading_20_3" text:outline-level="3">Entramos a la carpeta donde se encuentra código del sistema. </text:h>
      <text:p text:style-name="Codigo">covetel-server:~# cd /opt/CNTI-14-09/CNTI1409/</text:p>
      <text:p text:style-name="Text_20_body"/>
      <text:h text:style-name="Heading_20_3" text:outline-level="3">Iniciamos el servidor. </text:h>
      <text:p text:style-name="Codigo"># script/cnti1409_server.pl</text:p>
      <text:p text:style-name="Text_20_body"><text:tab/>Una vez iniciado el servidor, la salida en la consola debería parecerse a esto: </text:p>
      <text:p text:style-name="Text_20_body"/>
      <text:p text:style-name="Codigo">You can connect to your server at http://covetel-server:3000</text:p>
      <text:p text:style-name="Text_20_body"/>
      <text:p text:style-name="Text_20_body"/>
      <text:p text:style-name="Text_20_body"/>
      <text:p text:style-name="Text_20_body"/>
      <text:h text:style-name="P17" text:outline-level="1"><text:span text:style-name="T10">Conclusiones</text:span> y Recomendaciones</text:h>
      <text:list text:style-name="List_20_1">
        <text:list-item text:start-value="1">
          <text:p text:style-name="P47">El proceso de instalación del Sistema es fácil, sin embargo requiere de tiempo y atención del administrador del sistema.</text:p>
        </text:list-item>
        <text:list-item>
          <text:p text:style-name="P47">En el proceso de instalación seleccione las opciones por defecto a las preguntas que se realizan.</text:p>
        </text:list-item>
        <text:list-item>
          <text:p text:style-name="P47">Por favor lea cuidadosamente los mensajes, antes de tomar una decisión. </text:p>
        </text:list-item>
      </text:list>
      <text:p text:style-name="Bloque_20_1"/>
      <text:h text:style-name="P17" text:outline-level="1">Referencias</text:h>
      <text:list text:style-name="Numbering_20_2">
        <text:list-item text:start-value="1">
          <text:p text:style-name="P41"><text:span text:style-name="T6">Comunidad de Desarrollo de Perl. CPAN </text:span><text:a xlink:type="simple" xlink:href="http://search.cpan.org/~andk/CPAN-1.9402/"><text:span text:style-name="T6">http://search.cpan.org/~andk/CPAN-1.9402/</text:span></text:a><text:span text:style-name="T6">. Consultado el <text:s/>10 de Junio de 2010</text:span></text:p>
        </text:list-item>
        <text:list-item>
          <text:p text:style-name="P41"><text:span text:style-name="T6">Kennedy Clark. Manual Oficial de Catalyst Framework. 12 de Junio de 2009. </text:span><text:a xlink:type="simple" xlink:href="http://search.cpan.org/~hkclark/Catalyst-Manual-5.8004/lib/Catalyst/Manual.pm"><text:span text:style-name="T8">http://search.cpan.org/~hkclark/Catalyst-Manual-5.8004/lib/Catalyst/Manual.pm</text:span></text:a><text:span text:style-name="T8">.</text:span><text:span text:style-name="T7"> Consultado el <text:s/>15 de Junio de 2010</text:span></text:p>
        </text:list-item>
        <text:list-item>
          <text:p text:style-name="P41"><text:span text:style-name="T6">Arthur Axel Schmidt. Introducción a DBIx::Class. 2 de Mayo de 2010. </text:span><text:a xlink:type="simple" xlink:href="http://search.cpan.org/~frew/DBIx-Class-0.08121/lib/DBIx/Class/Manual/Intro.pod"><text:span text:style-name="T6">http://search.cpan.org/~frew/DBIx-Class-0.08121/lib/DBIx/Class/Manual/Intro.pod</text:span></text:a><text:span text:style-name="T6">. Consultado el <text:s/>21 de Mayo de 2010.</text:span></text:p>
        </text:list-item>
        <text:list-item>
          <text:p text:style-name="P41"><text:span text:style-name="T6">Carl Franks. Manual Oficial de HTML::FormFu. <text:s/></text:span><text:a xlink:type="simple" xlink:href="http://search.cpan.org/~cfranks/HTML-FormFu-0.07001/lib/HTML/FormFu.pm"><text:span text:style-name="T6">http://search.cpan.org/~cfranks/HTML-FormFu-0.07001/lib/HTML/FormFu.pm</text:span></text:a><text:span text:style-name="T6">. Consultado el 21 de Mayo</text:span></text:p>
        </text:list-item>
        <text:list-item>
          <text:p text:style-name="P41"><text:span text:style-name="T6">The PostgreSQL Global Development Group. Documentación Oficial de PostgreSQL 8.3. </text:span><text:a xlink:type="simple" xlink:href="http://www.postgresql.org/docs/8.3/static/"><text:span text:style-name="T6">http://www.postgresql.org/docs/8.3/static/</text:span></text:a><text:span text:style-name="T6">. Consultada el 10 de Junio de 20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officeooo="http://openoffice.org/2009/office">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cm" style:register-true="true">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cm" fo:line-height="150%" style:page-number="auto"/>
      <style:text-properties style:font-name="FreeSans1"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margin-top="0cm" fo:margin-bottom="0cm" fo:line-height="150%">
        <style:tab-stops>
          <style:tab-stop style:position="0.489cm"/>
        </style:tab-stops>
      </style:paragraph-properties>
      <style:text-properties style:font-name="FreeSans1" fo:font-size="18pt" fo:font-weight="bold" style:font-name-asian="DejaVu Sans" style:font-size-asian="18pt" style:font-weight-asian="bold" style:font-name-complex="DejaVu Sans"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margin-top="0cm" fo:margin-bottom="0cm" fo:line-height="150%"/>
      <style:text-properties style:font-name="FreeSans2"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loque_20_2" style:display-name="Bloque 2" style:family="paragraph" style:parent-style-name="Text_20_body" style:class="text">
      <style:paragraph-properties fo:margin-left="1.499cm" fo:margin-right="1.499cm" fo:line-height="150%"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class="text" style:master-page-name="">
      <style:paragraph-properties fo:margin-left="1.9cm" fo:margin-right="1.9cm" fo:line-height="150%" fo:text-align="justify" style:justify-single-word="false" fo:text-indent="0cm" style:auto-text-indent="false" style:page-number="auto"/>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master-page-name="">
      <style:paragraph-properties fo:margin-top="0cm" fo:margin-bottom="0cm" style:page-number="auto" fo:background-color="#e6e6e6" fo:padding="0.049cm" fo:border="0.002cm solid #999999" style:shadow="none">
        <style:tab-stops/>
        <style:background-image/>
      </style:paragraph-properties>
      <style:text-properties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loque_20_Tabla" style:display-name="Bloque Tabla" style:family="paragraph" style:parent-style-name="Table" style:master-page-name="">
      <style:paragraph-properties style:page-number="auto" fo:background-color="#e6e6e6" style:shadow="none">
        <style:tab-stops/>
        <style:background-image/>
      </style:paragraph-properties>
      <style:text-properties style:font-name="FreeMono" fo:font-size="9pt"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igo" style:family="paragraph" style:parent-style-name="Text_20_body" style:auto-update="true" style:class="text"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fo:font-weight="normal" style:font-size-asian="12pt" style:font-weight-asian="normal" style:font-size-complex="12pt" style:font-weight-complex="normal"/>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ida_20_Esperada" style:display-name="Salida Esperada" style:family="paragraph" style:parent-style-name="Codigo" style:auto-update="true" style:class="text" style:master-page-name="">
      <style:paragraph-properties style:page-number="auto" fo:background-color="#cccccc" fo:padding="0cm" fo:border="none">
        <style:background-image/>
      </style:paragraph-properties>
      <style:text-properties fo:color="#4c4c4c" fo:font-size="10pt" style:font-size-asian="10.5pt"/>
    </style:style>
    <style:style style:name="Error" style:family="paragraph" style:parent-style-name="Codigo" style:class="text">
      <style:paragraph-properties fo:background-color="transparent" fo:padding="0.101cm" fo:border="0.018cm solid #ff3333">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499cm" text:min-label-width="0.499cm" text:min-label-distance="0.499cm"/>
      </text:list-level-style-number>
      <text:list-level-style-number text:level="2" text:style-name="Numbering_20_Symbols" style:num-prefix=" " style:num-suffix="." style:num-format="1" text:display-levels="2">
        <style:list-level-properties text:space-before="0.999cm" text:min-label-width="0.499cm" text:min-label-distance="0.499cm"/>
      </text:list-level-style-number>
      <text:list-level-style-number text:level="3" text:style-name="Numbering_20_Symbols" style:num-prefix=" " style:num-suffix="." style:num-format="1" text:display-levels="3">
        <style:list-level-properties text:space-before="1.498cm" text:min-label-width="0.499cm" text:min-label-distance="0.499cm"/>
      </text:list-level-style-number>
      <text:list-level-style-number text:level="4" text:style-name="Numbering_20_Symbols" style:num-prefix=" " style:num-suffix="." style:num-format="1" text:display-levels="4">
        <style:list-level-properties text:space-before="1.997cm" text:min-label-width="0.499cm" text:min-label-distance="0.499cm"/>
      </text:list-level-style-number>
      <text:list-level-style-number text:level="5" text:style-name="Numbering_20_Symbols" style:num-prefix=" " style:num-suffix="." style:num-format="1" text:display-levels="5">
        <style:list-level-properties text:space-before="2.496cm" text:min-label-width="0.499cm" text:min-label-distance="0.499cm"/>
      </text:list-level-style-number>
      <text:list-level-style-number text:level="6" text:style-name="Numbering_20_Symbols" style:num-prefix=" " style:num-suffix="." style:num-format="1" text:display-levels="6">
        <style:list-level-properties text:space-before="2.995cm" text:min-label-width="0.499cm" text:min-label-distance="0.499cm"/>
      </text:list-level-style-number>
      <text:list-level-style-number text:level="7" text:style-name="Numbering_20_Symbols" style:num-prefix=" " style:num-suffix="." style:num-format="1" text:display-levels="7">
        <style:list-level-properties text:space-before="3.494cm" text:min-label-width="0.499cm" text:min-label-distance="0.499cm"/>
      </text:list-level-style-number>
      <text:list-level-style-number text:level="8" text:style-name="Numbering_20_Symbols" style:num-prefix=" " style:num-suffix="." style:num-format="1" text:display-levels="8">
        <style:list-level-properties text:space-before="3.994cm" text:min-label-width="0.499cm" text:min-label-distance="0.499cm"/>
      </text:list-level-style-number>
      <text:list-level-style-number text:level="9" text:style-name="Numbering_20_Symbols" style:num-prefix=" " style:num-suffix="." style:num-format="1" text:display-levels="9">
        <style:list-level-properties text:space-before="4.493cm" text:min-label-width="0.499cm" text:min-label-distance="0.499cm"/>
      </text:list-level-style-number>
      <text:list-level-style-number text:level="10" text:style-name="Numbering_20_Symbols" style:num-prefix=" " style:num-suffix="." style:num-format="1" text:display-levels="10">
        <style:list-level-properties text:space-before="4.99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space-before="0.499cm" text:min-label-width="1cm" text:min-label-distance="0.499cm"/>
      </text:list-level-style-number>
      <text:list-level-style-number text:level="2" text:style-name="Numbering_20_Symbols" style:num-prefix=" " style:num-suffix="." style:num-format="1" text:start-value="2">
        <style:list-level-properties text:space-before="0.998cm" text:min-label-width="1cm" text:min-label-distance="0.499cm"/>
      </text:list-level-style-number>
      <text:list-level-style-number text:level="3" text:style-name="Numbering_20_Symbols" style:num-prefix=" " style:num-suffix="." style:num-format="1" text:start-value="3">
        <style:list-level-properties text:space-before="1.498cm" text:min-label-width="1cm" text:min-label-distance="0.499cm"/>
      </text:list-level-style-number>
      <text:list-level-style-number text:level="4" text:style-name="Numbering_20_Symbols" style:num-prefix=" " style:num-suffix="." style:num-format="1">
        <style:list-level-properties text:space-before="1.997cm" text:min-label-width="1cm" text:min-label-distance="0.499cm"/>
      </text:list-level-style-number>
      <text:list-level-style-number text:level="5" text:style-name="Numbering_20_Symbols" style:num-prefix=" " style:num-suffix="." style:num-format="1">
        <style:list-level-properties text:space-before="2.496cm" text:min-label-width="1cm" text:min-label-distance="0.499cm"/>
      </text:list-level-style-number>
      <text:list-level-style-number text:level="6" text:style-name="Numbering_20_Symbols" style:num-prefix=" " style:num-suffix="." style:num-format="1" text:start-value="6">
        <style:list-level-properties text:space-before="2.995cm" text:min-label-width="1cm" text:min-label-distance="0.499cm"/>
      </text:list-level-style-number>
      <text:list-level-style-number text:level="7" text:style-name="Numbering_20_Symbols" style:num-prefix=" " style:num-suffix="." style:num-format="1" text:start-value="7">
        <style:list-level-properties text:space-before="3.494cm" text:min-label-width="1cm" text:min-label-distance="0.499cm"/>
      </text:list-level-style-number>
      <text:list-level-style-number text:level="8" text:style-name="Numbering_20_Symbols" style:num-prefix=" " style:num-suffix="." style:num-format="1" text:start-value="8">
        <style:list-level-properties text:space-before="3.994cm" text:min-label-width="1cm" text:min-label-distance="0.499cm"/>
      </text:list-level-style-number>
      <text:list-level-style-number text:level="9" text:style-name="Numbering_20_Symbols" style:num-prefix=" " style:num-suffix="." style:num-format="1" text:start-value="9">
        <style:list-level-properties text:space-before="4.493cm" text:min-label-width="1cm" text:min-label-distance="0.499cm"/>
      </text:list-level-style-number>
      <text:list-level-style-number text:level="10" text:style-name="Numbering_20_Symbols" style:num-prefix=" " style:num-suffix="." style:num-format="1" text:start-value="10">
        <style:list-level-properties text:space-before="4.992cm" text:min-label-width="1cm" text:min-label-distance="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list-style style:name="List_20_2" style:display-name="List 2">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Bloque_20_3">
      <style:paragraph-properties fo:margin-left="0cm" fo:margin-right="0cm" fo:margin-top="0cm" fo:margin-bottom="0cm" fo:text-align="end" style:justify-single-word="false" fo:text-indent="0cm" style:auto-text-indent="false">
        <style:tab-stops/>
      </style:paragraph-properties>
      <style:text-properties style:font-name="FreeSans" style:font-size-asian="10.5pt"/>
    </style:style>
    <style:style style:name="P3"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4" style:family="paragraph" style:parent-style-name="Standard">
      <style:text-properties fo:font-size="8pt" fo:language="es" fo:country="VE" fo:font-weight="bold" style:font-size-asian="8pt" style:font-weight-asian="bold" style:font-size-complex="8pt" style:font-weight-complex="bold"/>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7" style:family="paragraph" style:parent-style-name="Standard">
      <style:paragraph-properties fo:text-align="center" style:justify-single-word="false"/>
      <style:text-properties fo:font-size="8pt" style:font-size-asian="8pt" style:font-size-complex="8pt"/>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officeooo:rsid="00077be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cm" fo:margin-bottom="2.014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999cm" fo:margin-left="0cm" fo:margin-right="0cm" fo:margin-bottom="0.499cm" style:dynamic-spacing="false"/>
      </style:header-style>
      <style:footer-style>
        <style:header-footer-properties svg:height="2.54cm" fo:margin-left="0cm" fo:margin-right="0cm" fo:margin-top="0.499cm" style:dynamic-spacing="false"/>
      </style:footer-style>
    </style:page-layout>
  </office:automatic-styles>
  <office:master-styles>
    <style:master-page style:name="Standard" style:page-layout-name="pm1">
      <style:header>
        <text:p text:style-name="P1"><draw:frame draw:style-name="fr1" draw:name="gráficos1" text:anchor-type="paragraph" svg:x="0.035cm" svg:y="0.125cm" svg:width="17.59cm" svg:height="1.443cm" draw:z-index="32"><draw:image xlink:href="Pictures/100000000000030C00000040B04BEEE1.png" xlink:type="simple" xlink:show="embed" xlink:actuate="onLoad"/></draw:frame></text:p>
        <text:p text:style-name="P1"/>
        <text:p text:style-name="P2"><text:chapter text:display="name" text:outline-level="1"/></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P3">Manual de Instalació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P4">Versión: <text:s text:c="2"/>2</text:p>
            </table:table-cell>
          </table:table-row>
          <table:table-row>
            <table:table-cell table:style-name="Tabla1.A2" office:value-type="string">
              <text:p text:style-name="P5"><text:span text:style-name="T1">Elaborado por:</text:span><text:span text:style-name="T2"> </text:span><text:span text:style-name="T2"><text:initial-creator>Walter Vargas</text:initial-creator></text:span></text:p>
            </table:table-cell>
            <table:table-cell table:style-name="Tabla1.A2" office:value-type="string">
              <text:p text:style-name="P5"><text:span text:style-name="T1">Revisado por:</text:span><text:span text:style-name="T2"> Lisset Vera</text:span></text:p>
            </table:table-cell>
            <table:table-cell table:style-name="Tabla1.C2" table:number-columns-spanned="2" office:value-type="string">
              <text:p text:style-name="P3">Aprobado por: <text:span text:style-name="T3">Fanny Hernández</text:span></text:p>
            </table:table-cell>
            <table:covered-table-cell/>
          </table:table-row>
          <table:table-row>
            <table:table-cell table:style-name="Tabla1.A3" table:number-columns-spanned="3" office:value-type="string">
              <text:p text:style-name="P6">Av. Andrés Bello, Torre MPPTI, piso 16, Los Caobos, Caracas, Venezuela</text:p>
              <text:p text:style-name="P7"><text:a xlink:type="simple" xlink:href="http://www.cnti.gob.ve/"><text:span text:style-name="T2">Master. (58-212)-5785992. Sitio Web: </text:span></text:a><text:a xlink:type="simple" xlink:href="http://www.cnti.gob.ve/"><text:span text:style-name="T2">www.cnti.gob.ve</text:span></text:a></text:p>
            </table:table-cell>
            <table:covered-table-cell/>
            <table:covered-table-cell/>
            <table:table-cell table:style-name="Tabla1.D3" office:value-type="string">
              <text:p text:style-name="P5">Pág: <text:span text:style-name="T2"><text:page-number text:select-page="current">15</text:page-number></text:span><text:span text:style-name="T2"> / </text:span><text:span text:style-name="T2"><text:page-count>33</text:page-count></text:span></text:p>
            </table:table-cell>
          </table:table-row>
        </table:table>
        <text:p text:style-name="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Manual de Instalación del Sistema Para la Automatización del Protocolo de Prueba de Portales de Internet</dc:title>
    <dc:description>Este documento contiene los pasos para la instalación del Sistema Para la Automatización del Protocolo de Prueba de Portales de Internet</dc:description>
    <dc:subject>Sistema Para la Automatización del Protocolo de Prueba de Portales de Internet</dc:subject>
    <meta:initial-creator>Walter Vargas</meta:initial-creator>
    <meta:creation-date>2010-09-09T06:43:22</meta:creation-date>
    <dc:creator>Walter Vargas</dc:creator>
    <dc:date>2010-09-12T15:48:59</dc:date>
    <meta:keyword>Instalación</meta:keyword>
    <meta:keyword>Sistema</meta:keyword>
    <meta:keyword>CNTI1409</meta:keyword>
    <meta:editing-cycles>92</meta:editing-cycles>
    <meta:editing-duration>P1DT12H38M56S</meta:editing-duration>
    <meta:user-defined meta:name="Información 1"/>
    <meta:user-defined meta:name="Información 2"/>
    <meta:user-defined meta:name="Información 3"/>
    <meta:user-defined meta:name="Información 4"/>
    <meta:document-statistic meta:table-count="1" meta:image-count="1" meta:object-count="0" meta:page-count="33" meta:paragraph-count="502" meta:word-count="4216" meta:character-count="28623"/>
  </office:meta>
</office:document-meta>
</file>